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31in" draw:visible-area-height="0.8933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Loopback Interface aktivieren, Code in io.c und io.h umstrukturiert</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Tagnamen als Kommentar für Grafikparsing, Javascript optimiert</text:h>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Debugging: .css und .js Dateien werden nicht immer korrekt nachgeladen</text:h>
          </table:table-cell>
          <table:covered-table-cell/>
          <table:table-cell table:style-name="Table2.D3" office:value-type="float" office:value="1">
            <text:h text:style-name="P24" text:outline-level="1">1</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konzept für Webinterface erweitert, Load Testing Tool &amp; Fuzzig Tool gesucht</text:h>
          </table:table-cell>
          <table:covered-table-cell/>
          <table:table-cell table:style-name="Table2.D3" office:value-type="float" office:value="1.5">
            <text:h text:style-name="P24" text:outline-level="1">1.5</text:h>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Logging in File implementiert, Makefile reorganisiert, Grafik &amp; logging Ein/Ausschaltbar per define in setup.h,SSI Tag Doku</text:h>
          </table:table-cell>
          <table:covered-table-cell/>
          <table:table-cell table:style-name="Table2.D3" office:value-type="float" office:value="4">
            <text:h text:style-name="P26" text:outline-level="1">4</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31in" draw:visible-area-height="0.8933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8.odt</text:file-name></text:span><text:span text:style-name="MT3"><text:tab/><text:tab/></text:span><text:span text:style-name="MT3"><text:date style:data-style-name="N30" text:date-value="2010-01-31T20:48:25.99">31.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1-31T20:48:26</dc:date>
    <meta:print-date>2000-12-19T15:31:00</meta:print-date>
    <meta:editing-cycles>70</meta:editing-cycles>
    <meta:generator>OpenOffice.org/3.1$Unix OpenOffice.org_project/310m19$Build-9420</meta:generator>
    <meta:editing-duration>PT08H12M11S</meta:editing-duration>
    <meta:document-statistic meta:table-count="5" meta:image-count="0" meta:object-count="1" meta:page-count="1" meta:paragraph-count="78" meta:word-count="243" meta:character-count="1792"/>
    <meta:user-defined meta:name="Info 1"/>
    <meta:user-defined meta:name="Info 2"/>
    <meta:user-defined meta:name="Info 3"/>
    <meta:user-defined meta:name="Info 4"/>
  </office:meta>
</office:document-meta>
</file>